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5417" officeooo:paragraph-rsid="00105417"/>
    </style:style>
    <style:style style:name="P2" style:family="paragraph" style:parent-style-name="Standard">
      <style:paragraph-properties fo:text-align="center" style:justify-single-word="false"/>
      <style:text-properties officeooo:rsid="00105417" officeooo:paragraph-rsid="00105417"/>
    </style:style>
    <style:style style:name="P3" style:family="paragraph" style:parent-style-name="Standard">
      <style:text-properties officeooo:rsid="00105417" officeooo:paragraph-rsid="0012370e"/>
    </style:style>
    <style:style style:name="P4" style:family="paragraph" style:parent-style-name="Standard">
      <style:text-properties officeooo:rsid="00105417" officeooo:paragraph-rsid="001455f3"/>
    </style:style>
    <style:style style:name="P5" style:family="paragraph" style:parent-style-name="Standard">
      <style:text-properties officeooo:rsid="00105417" officeooo:paragraph-rsid="001877f3"/>
    </style:style>
    <style:style style:name="P6" style:family="paragraph" style:parent-style-name="Standard">
      <style:text-properties officeooo:rsid="00105417" officeooo:paragraph-rsid="001a54cd"/>
    </style:style>
    <style:style style:name="P7" style:family="paragraph" style:parent-style-name="Standard">
      <style:paragraph-properties fo:text-align="start" style:justify-single-word="false"/>
      <style:text-properties officeooo:rsid="0010602d" officeooo:paragraph-rsid="0010602d"/>
    </style:style>
    <style:style style:name="P8" style:family="paragraph" style:parent-style-name="Standard">
      <style:paragraph-properties fo:text-align="start" style:justify-single-word="false"/>
      <style:text-properties officeooo:rsid="0010602d" officeooo:paragraph-rsid="001877f3"/>
    </style:style>
    <style:style style:name="P9" style:family="paragraph" style:parent-style-name="Standard">
      <style:paragraph-properties fo:text-align="start" style:justify-single-word="false"/>
      <style:text-properties fo:font-size="12pt" officeooo:rsid="0010602d" officeooo:paragraph-rsid="0013846e" style:font-size-asian="12pt" style:font-size-complex="12pt"/>
    </style:style>
    <style:style style:name="P10" style:family="paragraph" style:parent-style-name="Standard">
      <style:paragraph-properties fo:text-align="start" style:justify-single-word="false"/>
      <style:text-properties fo:font-size="12pt" officeooo:rsid="0010602d" officeooo:paragraph-rsid="001877f3" style:font-size-asian="12pt" style:font-size-complex="12pt"/>
    </style:style>
    <style:style style:name="P11" style:family="paragraph" style:parent-style-name="Standard">
      <style:text-properties fo:font-size="12pt" officeooo:rsid="0013846e" officeooo:paragraph-rsid="0013846e" style:font-size-asian="10.5pt" style:font-size-complex="12pt"/>
    </style:style>
    <style:style style:name="P12" style:family="paragraph" style:parent-style-name="Standard">
      <style:text-properties fo:font-size="12pt" officeooo:rsid="0013846e" officeooo:paragraph-rsid="001877f3" style:font-size-asian="10.5pt" style:font-size-complex="12pt"/>
    </style:style>
    <style:style style:name="P13" style:family="paragraph" style:parent-style-name="Standard">
      <style:text-properties officeooo:rsid="0013846e" officeooo:paragraph-rsid="0013846e"/>
    </style:style>
    <style:style style:name="P14" style:family="paragraph" style:parent-style-name="Standard">
      <style:text-properties officeooo:rsid="0013846e" officeooo:paragraph-rsid="001877f3"/>
    </style:style>
    <style:style style:name="P15" style:family="paragraph" style:parent-style-name="Standard">
      <style:text-properties officeooo:rsid="001455f3" officeooo:paragraph-rsid="00105417"/>
    </style:style>
    <style:style style:name="P16" style:family="paragraph" style:parent-style-name="Standard">
      <style:text-properties officeooo:rsid="001455f3" officeooo:paragraph-rsid="001455f3"/>
    </style:style>
    <style:style style:name="P17" style:family="paragraph" style:parent-style-name="Standard">
      <style:text-properties officeooo:rsid="001455f3" officeooo:paragraph-rsid="001877f3"/>
    </style:style>
    <style:style style:name="P18" style:family="paragraph" style:parent-style-name="Standard">
      <style:text-properties officeooo:rsid="00158908" officeooo:paragraph-rsid="00158908"/>
    </style:style>
    <style:style style:name="P19" style:family="paragraph" style:parent-style-name="Standard">
      <style:text-properties officeooo:rsid="00158908" officeooo:paragraph-rsid="001877f3"/>
    </style:style>
    <style:style style:name="P20" style:family="paragraph" style:parent-style-name="Standard">
      <style:paragraph-properties fo:text-align="start" style:justify-single-word="false"/>
      <style:text-properties officeooo:rsid="001877f3" officeooo:paragraph-rsid="001877f3"/>
    </style:style>
    <style:style style:name="P21" style:family="paragraph" style:parent-style-name="Standard">
      <style:text-properties officeooo:rsid="001dfac6" officeooo:paragraph-rsid="001dfac6"/>
    </style:style>
    <style:style style:name="P22" style:family="paragraph">
      <style:paragraph-properties fo:text-align="center"/>
    </style:style>
    <style:style style:name="P23" style:family="paragraph">
      <loext:graphic-properties draw:fill="none" draw:fill-color="#ffffff"/>
      <style:paragraph-properties fo:text-align="center"/>
    </style:style>
    <style:style style:name="P24" style:family="paragraph">
      <loext:graphic-properties draw:fill="none" draw:fill-color="#ffffff"/>
    </style:style>
    <style:style style:name="T1" style:family="text">
      <style:text-properties officeooo:rsid="00105417"/>
    </style:style>
    <style:style style:name="T2" style:family="text">
      <style:text-properties fo:font-size="8pt" style:font-size-asian="8pt" style:font-size-complex="8pt"/>
    </style:style>
    <style:style style:name="T3" style:family="text">
      <style:text-properties fo:font-size="8pt" officeooo:rsid="0010602d" style:font-size-asian="8pt" style:font-size-complex="8pt"/>
    </style:style>
    <style:style style:name="T4" style:family="text">
      <style:text-properties fo:font-size="8pt" officeooo:rsid="0013846e" style:font-size-asian="8pt" style:font-size-complex="8pt"/>
    </style:style>
    <style:style style:name="T5" style:family="text">
      <style:text-properties officeooo:rsid="0010602d"/>
    </style:style>
    <style:style style:name="T6" style:family="text">
      <style:text-properties officeooo:rsid="0012370e"/>
    </style:style>
    <style:style style:name="T7" style:family="text">
      <style:text-properties officeooo:rsid="0013846e"/>
    </style:style>
    <style:style style:name="T8" style:family="text">
      <style:text-properties officeooo:rsid="001455f3"/>
    </style:style>
    <style:style style:name="T9" style:family="text">
      <style:text-properties officeooo:rsid="00158908"/>
    </style:style>
    <style:style style:name="T10" style:family="text">
      <style:text-properties officeooo:rsid="001a54cd"/>
    </style:style>
    <style:style style:name="T11" style:family="text">
      <style:text-properties officeooo:rsid="001a73c4"/>
    </style:style>
    <style:style style:name="T12" style:family="text">
      <style:text-properties officeooo:rsid="001c32bb"/>
    </style:style>
    <style:style style:name="T13" style:family="text">
      <style:text-properties officeooo:rsid="001f51f4"/>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ffffff" draw:textarea-horizontal-align="justify" draw:textarea-vertical-align="middle" draw:auto-grow-height="false" fo:min-height="0.2398in" fo:min-width="0.2398in"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fill-color="#ffffff" draw:textarea-horizontal-align="justify" draw:textarea-vertical-align="middle" draw:auto-grow-height="false" fo:min-height="1.4791in" fo:min-width="6.8543in"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fill-color="#ffffff"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fill-color="#ffffff" draw:textarea-horizontal-align="justify" draw:textarea-vertical-align="middle" draw:auto-grow-height="false" fo:min-height="1.4791in" fo:min-width="6.8437in"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fill-color="#ffffff" draw:textarea-horizontal-align="justify" draw:textarea-vertical-align="middle" draw:auto-grow-height="false" fo:min-height="1.4791in" fo:min-width="6.8752in"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fill-color="#ffffff" draw:textarea-horizontal-align="justify" draw:textarea-vertical-align="middle" draw:auto-grow-height="false" fo:min-height="1.4791in" fo:min-width="6.8854in"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fill-color="#ffffff" draw:textarea-horizontal-align="justify" draw:textarea-vertical-align="middle" draw:auto-grow-height="false" fo:min-height="1.4791in" fo:min-width="6.6354in" style:run-through="foreground" style:wrap="run-through" style:number-wrapped-paragraphs="no-limit" style:vertical-pos="from-top" style:vertical-rel="paragraph" style:horizontal-pos="from-left" style:horizontal-rel="paragraph"/>
    </style:style>
    <style:style style:name="gr9" style:family="graphic">
      <style:graphic-properties draw:fill="none" draw:fill-color="#ffffff" draw:textarea-horizontal-align="justify" draw:textarea-vertical-align="middle" draw:auto-grow-height="false" fo:min-height="3.8043in" fo:min-width="6.6354in" style:run-through="foreground" style:wrap="run-through" style:number-wrapped-paragraphs="no-limit" style:vertical-pos="from-top" style:vertical-rel="paragraph" style:horizontal-pos="from-left" style:horizontal-rel="paragraph"/>
    </style:style>
    <style:style style:name="gr10" style:family="graphic">
      <style:graphic-properties draw:fill="none" draw:fill-color="#ffffff" draw:textarea-horizontal-align="justify" draw:textarea-vertical-align="middle" draw:auto-grow-height="false" fo:min-height="4.0047in" fo:min-width="6.6354in" style:run-through="foreground" style:wrap="run-through" style:number-wrapped-paragraphs="no-limit" style:vertical-pos="from-top" style:vertical-rel="paragraph" style:horizontal-pos="from-left" style:horizontal-rel="paragraph"/>
    </style:style>
    <style:style style:name="gr11" style:family="graphic">
      <style:graphic-properties draw:fill="none" draw:fill-color="#ffffff" draw:textarea-horizontal-align="justify" draw:textarea-vertical-align="middle" draw:auto-grow-height="false" fo:min-height="4.2398in" fo:min-width="6.6354in" style:run-through="foreground" style:wrap="run-through" style:number-wrapped-paragraphs="no-limit" style:vertical-pos="from-top" style:vertical-rel="paragraph" style:horizontal-pos="from-left" style:horizontal-rel="paragraph"/>
    </style:style>
    <style:style style:name="gr12" style:family="graphic">
      <style:graphic-properties draw:fill="none" draw:fill-color="#ffffff" draw:textarea-horizontal-align="justify" draw:textarea-vertical-align="middle" draw:auto-grow-height="false" fo:min-height="8.8929in" fo:min-width="6.6354in" style:run-through="foreground" style:wrap="run-through" style:number-wrapped-paragraphs="no-limit" style:vertical-pos="from-top" style:vertical-rel="paragraph" style:horizontal-pos="from-left" style:horizontal-rel="paragraph"/>
    </style:style>
    <style:style style:name="gr13" style:family="graphic">
      <style:graphic-properties draw:fill="none" draw:fill-color="#ffffff" draw:textarea-horizontal-align="justify" draw:textarea-vertical-align="middle" draw:auto-grow-height="false" fo:min-height="2.9472in" fo:min-width="6.8437in" style:run-through="foreground" style:wrap="run-through" style:number-wrapped-paragraphs="no-limit" style:vertical-pos="from-top" style:vertical-rel="paragraph" style:horizontal-pos="from-left" style:horizontal-rel="paragraph"/>
    </style:style>
    <style:style style:name="gr14" style:family="graphic">
      <style:graphic-properties draw:fill="none" draw:fill-color="#ffffff" draw:textarea-horizontal-align="justify" draw:textarea-vertical-align="middle" draw:auto-grow-height="false" fo:min-height="2.6937in" fo:min-width="6.8752in" style:run-through="foreground" style:wrap="run-through" style:number-wrapped-paragraphs="no-limit" style:vertical-pos="from-top" style:vertical-rel="paragraph" style:horizontal-pos="from-left" style:horizontal-rel="paragraph"/>
    </style:style>
    <style:style style:name="gr15" style:family="graphic">
      <style:graphic-properties draw:fill="none" draw:fill-color="#ffffff" draw:textarea-horizontal-align="justify" draw:textarea-vertical-align="middle" draw:auto-grow-height="false" fo:min-height="2.8071in" fo:min-width="6.8752in" style:run-through="foreground" style:wrap="run-through" style:number-wrapped-paragraphs="no-limit" style:vertical-pos="from-top" style:vertical-rel="paragraph" style:horizontal-pos="from-left" style:horizontal-rel="paragraph"/>
    </style:style>
    <style:style style:name="gr16" style:family="graphic">
      <style:graphic-properties draw:fill="none" draw:fill-color="#ffffff" draw:textarea-horizontal-align="justify" draw:textarea-vertical-align="middle" draw:auto-grow-height="false" fo:min-height="2.4484in" fo:min-width="6.8854in" style:run-through="foreground" style:wrap="run-through" style:number-wrapped-paragraphs="no-limit" style:vertical-pos="from-top" style:vertical-rel="paragraph" style:horizontal-pos="from-left" style:horizontal-rel="paragraph"/>
    </style:style>
    <style:style style:name="gr17" style:family="graphic">
      <style:graphic-properties draw:fill="none" draw:fill-color="#ffffff" draw:textarea-horizontal-align="justify" draw:textarea-vertical-align="middle" draw:auto-grow-height="false" fo:min-height="2.4382in" fo:min-width="6.6354in" style:run-through="foreground" style:wrap="run-through" style:number-wrapped-paragraphs="no-limit" style:vertical-pos="from-top" style:vertical-rel="paragraph" style:horizontal-pos="from-left" style:horizontal-rel="paragraph"/>
    </style:style>
    <style:style style:name="gr18" style:family="graphic">
      <style:graphic-properties draw:fill="none" draw:fill-color="#ffffff" draw:textarea-horizontal-align="justify" draw:textarea-vertical-align="middle" draw:auto-grow-height="false" fo:min-height="2.6638in" fo:min-width="6.6354in" style:run-through="foreground" style:wrap="run-through" style:number-wrapped-paragraphs="no-limit" style:vertical-pos="from-top" style:vertical-rel="paragraph" style:horizontal-pos="from-left" style:horizontal-rel="paragraph"/>
    </style:style>
    <style:style style:name="gr19" style:family="graphic">
      <style:graphic-properties draw:fill="none" draw:fill-color="#ffffff" draw:textarea-horizontal-align="justify" draw:textarea-vertical-align="middle" draw:auto-grow-height="false" fo:min-height="4.6244in" fo:min-width="6.6354in" style:run-through="foreground" style:wrap="run-through" style:number-wrapped-paragraphs="no-limit" style:vertical-pos="from-top" style:vertical-rel="paragraph" style:horizontal-pos="from-left" style:horizontal-rel="paragraph"/>
    </style:style>
    <style:style style:name="gr20" style:family="graphic">
      <style:graphic-properties draw:fill="none" draw:fill-color="#ffffff" draw:textarea-horizontal-align="justify" draw:textarea-vertical-align="middle" draw:auto-grow-height="false" fo:min-height="2.7126in" fo:min-width="6.6354in" style:run-through="foreground" style:wrap="run-through" style:number-wrapped-paragraphs="no-limit" style:vertical-pos="from-top" style:vertical-rel="paragraph" style:horizontal-pos="from-left" style:horizontal-rel="paragraph"/>
    </style:style>
    <style:style style:name="gr21" style:family="graphic">
      <style:graphic-properties draw:fill="none" draw:fill-color="#ffffff" draw:textarea-horizontal-align="justify" draw:textarea-vertical-align="middle" draw:auto-grow-height="false" fo:min-height="5.2425in" fo:min-width="6.63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am Mix-Tape</text:p>
      <text:p text:style-name="P2">Musician's Assistant Mixer</text:p>
      <text:p text:style-name="P2"><text:span text:style-name="T5">User Study </text:span>Questionnaire</text:p>
      <text:p text:style-name="P2"/>
      <text:p text:style-name="P20">User Study 1:</text:p>
      <text:p text:style-name="P20"/>
      <text:p text:style-name="P7">Questions 1 through 5 meant to be answered before testing <text:span text:style-name="T6">our product</text:span>:</text:p>
      <text:p text:style-name="P7"/>
      <text:p text:style-name="P1">1) On a scale of 1 to 10, how comfortable are you with music theory (10 being</text:p>
      <text:p text:style-name="P1">strongly comfortable, 1 being uncomfortable)?</text:p>
      <text:p text:style-name="P1"><draw:line text:anchor-type="paragraph" draw:z-index="0" draw:name="Shape1" draw:style-name="gr1" draw:text-style-name="P22" svg:x1="1.4193in" svg:y1="0.178in" svg:x2="4.9736in" svg:y2="0.178in"><text:p/></draw:line><draw:line text:anchor-type="paragraph" draw:z-index="1" draw:name="Shape2" draw:style-name="gr1" draw:text-style-name="P22" svg:x1="4.9634in" svg:y1="0.011in" svg:x2="4.9634in" svg:y2="0.313in"><text:p/></draw:line><draw:line text:anchor-type="paragraph" draw:z-index="2" draw:name="Shape2" draw:style-name="gr1" draw:text-style-name="P22" svg:x1="4.5693in" svg:y1="0.011in" svg:x2="4.5693in" svg:y2="0.313in"><text:p/></draw:line><draw:line text:anchor-type="paragraph" draw:z-index="3" draw:name="Shape2" draw:style-name="gr1" draw:text-style-name="P22" svg:x1="4.1756in" svg:y1="0.011in" svg:x2="4.1756in" svg:y2="0.313in"><text:p/></draw:line><draw:line text:anchor-type="paragraph" draw:z-index="4" draw:name="Shape2" draw:style-name="gr1" draw:text-style-name="P22" svg:x1="3.7819in" svg:y1="0.011in" svg:x2="3.7819in" svg:y2="0.313in"><text:p/></draw:line><draw:line text:anchor-type="paragraph" draw:z-index="5" draw:name="Shape2" draw:style-name="gr1" draw:text-style-name="P22" svg:x1="3.3882in" svg:y1="0.011in" svg:x2="3.3882in" svg:y2="0.313in"><text:p/></draw:line><draw:line text:anchor-type="paragraph" draw:z-index="6" draw:name="Shape2" draw:style-name="gr1" draw:text-style-name="P22" svg:x1="2.9945in" svg:y1="0.011in" svg:x2="2.9945in" svg:y2="0.313in"><text:p/></draw:line><draw:line text:anchor-type="paragraph" draw:z-index="7" draw:name="Shape2" draw:style-name="gr1" draw:text-style-name="P22" svg:x1="2.6008in" svg:y1="0.011in" svg:x2="2.6008in" svg:y2="0.313in"><text:p/></draw:line><draw:line text:anchor-type="paragraph" draw:z-index="8" draw:name="Shape2" draw:style-name="gr1" draw:text-style-name="P22" svg:x1="2.2071in" svg:y1="0.011in" svg:x2="2.2071in" svg:y2="0.313in"><text:p/></draw:line><draw:line text:anchor-type="paragraph" draw:z-index="9" draw:name="Shape2" draw:style-name="gr1" draw:text-style-name="P22" svg:x1="1.8134in" svg:y1="0.011in" svg:x2="1.8134in" svg:y2="0.313in"><text:p/></draw:line><draw:line text:anchor-type="paragraph" draw:z-index="10" draw:name="Shape2" draw:style-name="gr1" draw:text-style-name="P22" svg:x1="1.4193in" svg:y1="0.011in" svg:x2="1.4193in" svg:y2="0.313in"><text:p/></draw:line><draw:line text:anchor-type="paragraph" draw:z-index="11" draw:name="Shape2" draw:style-name="gr1" draw:text-style-name="P22" svg:x1="4.9634in" svg:y1="0.011in" svg:x2="4.9634in" svg:y2="0.313in"><text:p/></draw:line><draw:line text:anchor-type="paragraph" draw:z-index="12" draw:name="Shape2" draw:style-name="gr1" draw:text-style-name="P22" svg:x1="4.9634in" svg:y1="0.011in" svg:x2="4.9634in" svg:y2="0.313in"><text:p/></draw:line></text:p>
      <text:p text:style-name="P1"><text:tab/><text:tab/></text:p>
      <text:p text:style-name="P1"><text:s text:c="33"/>1 <text:s text:c="6"/>2<text:tab/> <text:s text:c="3"/>3 <text:s text:c="7"/>4 <text:s text:c="6"/>5 <text:s text:c="7"/>6 <text:s text:c="6"/>7 <text:s text:c="7"/>8 <text:s text:c="6"/>9 <text:s text:c="6"/>10</text:p>
      <text:p text:style-name="P1"><text:tab/> <text:s text:c="11"/><text:span text:style-name="T2"><text:s text:c="3"/>Very Uncomfortable <text:s text:c="2"/>Uncomfortabl</text:span><text:span text:style-name="T3">e <text:s text:c="9"/></text:span><text:span text:style-name="T2">Neutra</text:span><text:span text:style-name="T3">l <text:s text:c="11"/></text:span><text:span text:style-name="T2">Comfortabl</text:span><text:span text:style-name="T3">e <text:s text:c="5"/></text:span><text:span text:style-name="T2">Very Comfortable</text:span></text:p>
      <text:p text:style-name="P1"><text:span text:style-name="T2"><text:tab/><text:tab/> <text:s text:c="7"/></text:span><text:span text:style-name="T3">(No knowledge) (Willing to learn) (Some knowledge) (knowledgeable) (Knows music theory)</text:span></text:p>
      <text:p text:style-name="P1"/>
      <text:p text:style-name="P1"><text:span text:style-name="T6">2</text:span>) Have you ever worked with a music program before?</text:p>
      <text:p text:style-name="P1"><draw:custom-shape text:anchor-type="paragraph" draw:z-index="13" draw:name="Shape4" draw:style-name="gr2" draw:text-style-name="P23" svg:width="0.2398in" svg:height="0.2398in" svg:x="0.4945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5" draw:name="Shape4" draw:style-name="gr4" draw:text-style-name="P23" svg:width="0.2398in" svg:height="0.2398in" svg:x="1.6756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6" draw:name="Shape4" draw:style-name="gr4" draw:text-style-name="P23" svg:width="0.2398in" svg:height="0.2398in" svg:x="3.2508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7" draw:name="Shape4" draw:style-name="gr4" draw:text-style-name="P23" svg:width="0.2398in" svg:height="0.2398in" svg:x="4.4319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tab/></text:p>
      <text:p text:style-name="P3"><text:tab/></text:p>
      <text:p text:style-name="P3"><text:tab/>No<text:tab/><text:tab/>Interested<text:tab/><text:tab/>Attempted<text:tab/><text:tab/>Yes</text:p>
      <text:p text:style-name="P1">If so, which musical program (or programs) have you worked with <text:span text:style-name="T7">and how often have you used those musical programs (once, often, daily, weekly, etc)</text:span>?</text:p>
      <text:p text:style-name="P1"><draw:custom-shape text:anchor-type="paragraph" draw:z-index="14" draw:name="Shape3" draw:style-name="gr3" draw:text-style-name="P24" svg:width="6.8543in" svg:height="1.4795in" svg:x="0.0362in" svg:y="0.0772i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text:span text:style-name="T7">3</text:span>) What feature (or features) did you use in the musical program?</text:p>
      <text:p text:style-name="P1"><draw:custom-shape text:anchor-type="paragraph" draw:z-index="18" draw:name="Shape3" draw:style-name="gr5" draw:text-style-name="P24" svg:width="6.8441in" svg:height="1.4795in" svg:x="0.0362in" svg:y="0.0772i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3"><text:span text:style-name="T7">4</text:span>) What did you like/dislike about those features?</text:p>
      <text:p text:style-name="P3"><draw:custom-shape text:anchor-type="paragraph" draw:z-index="19" draw:name="Shape3" draw:style-name="gr6" draw:text-style-name="P24" svg:width="6.8752in" svg:height="1.4795in" svg:x="0.0362in" svg:y="0.0772in"><text:p/><draw:enhanced-geometry svg:viewBox="0 0 21600 21600" draw:type="rectangle" draw:enhanced-path="M 0 0 L 21600 0 21600 21600 0 21600 0 0 Z N"/></draw:custom-shape></text:p>
      <text:p text:style-name="P3"/>
      <text:p text:style-name="P3"/>
      <text:p text:style-name="P3"/>
      <text:p text:style-name="P3"/>
      <text:p text:style-name="P3"/>
      <text:p text:style-name="P3"/>
      <text:p text:style-name="P3"><text:soft-page-break/></text:p>
      <text:p text:style-name="P3"/>
      <text:p text:style-name="P3"/>
      <text:p text:style-name="P1"><text:span text:style-name="T7">5</text:span>) On a scale of 1 to 10, how much knowledge have you gained about music</text:p>
      <text:p text:style-name="P1">theory by using these musical programs (10 being you learned a lot, 1 being you</text:p>
      <text:p text:style-name="P1">learned nothing)?</text:p>
      <text:p text:style-name="P1"/>
      <text:p text:style-name="P1"><draw:line text:anchor-type="paragraph" draw:z-index="20" draw:name="Shape1" draw:style-name="gr1" draw:text-style-name="P22" svg:x1="1.4193in" svg:y1="0.178in" svg:x2="4.9736in" svg:y2="0.178in"><text:p/></draw:line><draw:line text:anchor-type="paragraph" draw:z-index="21" draw:name="Shape2" draw:style-name="gr1" draw:text-style-name="P22" svg:x1="2.2071in" svg:y1="0.011in" svg:x2="2.2071in" svg:y2="0.313in"><text:p/></draw:line><draw:line text:anchor-type="paragraph" draw:z-index="22" draw:name="Shape2" draw:style-name="gr1" draw:text-style-name="P22" svg:x1="1.8134in" svg:y1="0.011in" svg:x2="1.8134in" svg:y2="0.313in"><text:p/></draw:line><draw:line text:anchor-type="paragraph" draw:z-index="23" draw:name="Shape2" draw:style-name="gr1" draw:text-style-name="P22" svg:x1="1.4193in" svg:y1="0.011in" svg:x2="1.4193in" svg:y2="0.313in"><text:p/></draw:line><draw:line text:anchor-type="paragraph" draw:z-index="24" draw:name="Shape2" draw:style-name="gr1" draw:text-style-name="P22" svg:x1="2.6008in" svg:y1="0.011in" svg:x2="2.6008in" svg:y2="0.313in"><text:p/></draw:line><draw:line text:anchor-type="paragraph" draw:z-index="25" draw:name="Shape2" draw:style-name="gr1" draw:text-style-name="P22" svg:x1="2.9945in" svg:y1="0.011in" svg:x2="2.9945in" svg:y2="0.313in"><text:p/></draw:line><draw:line text:anchor-type="paragraph" draw:z-index="26" draw:name="Shape2" draw:style-name="gr1" draw:text-style-name="P22" svg:x1="3.3882in" svg:y1="0.011in" svg:x2="3.3882in" svg:y2="0.313in"><text:p/></draw:line><draw:line text:anchor-type="paragraph" draw:z-index="27" draw:name="Shape2" draw:style-name="gr1" draw:text-style-name="P22" svg:x1="3.7819in" svg:y1="0.011in" svg:x2="3.7819in" svg:y2="0.313in"><text:p/></draw:line><draw:line text:anchor-type="paragraph" draw:z-index="28" draw:name="Shape2" draw:style-name="gr1" draw:text-style-name="P22" svg:x1="4.1756in" svg:y1="0.011in" svg:x2="4.1756in" svg:y2="0.313in"><text:p/></draw:line><draw:line text:anchor-type="paragraph" draw:z-index="29" draw:name="Shape2" draw:style-name="gr1" draw:text-style-name="P22" svg:x1="4.5693in" svg:y1="0.011in" svg:x2="4.5693in" svg:y2="0.313in"><text:p/></draw:line><draw:line text:anchor-type="paragraph" draw:z-index="30" draw:name="Shape2" draw:style-name="gr1" draw:text-style-name="P22" svg:x1="4.9634in" svg:y1="0.011in" svg:x2="4.9634in" svg:y2="0.313in"><text:p/></draw:line></text:p>
      <text:p text:style-name="P1"/>
      <text:p text:style-name="P1"><text:tab/><text:tab/> <text:s text:c="8"/>1 <text:s text:c="7"/>2<text:tab/> <text:s text:c="4"/><text:span text:style-name="T7">3 <text:s text:c="6"/>4 <text:s text:c="6"/>5 <text:s text:c="7"/>6 <text:s text:c="6"/>7 <text:s text:c="7"/>8 <text:s text:c="6"/>9 <text:s text:c="6"/>10</text:span></text:p>
      <text:p text:style-name="P1"><text:tab/><text:tab/> <text:s text:c="9"/><text:span text:style-name="T2">Nothin</text:span><text:span text:style-name="T4">g <text:s text:c="17"/></text:span><text:span text:style-name="T2">A Little <text:s text:c="11"/>Something <text:s text:c="7"/>A Good Amount <text:s text:c="8"/>A Lot</text:span></text:p>
      <text:p text:style-name="P1"><text:span text:style-name="T2"/></text:p>
      <text:p text:style-name="P1"><text:span text:style-name="T2"/></text:p>
      <text:p text:style-name="P9">Questions <text:span text:style-name="T7">6</text:span> through <text:span text:style-name="T7">15 </text:span>meant to be answered <text:span text:style-name="T7">after</text:span> testing <text:span text:style-name="T6">our product</text:span>:</text:p>
      <text:p text:style-name="P11"/>
      <text:p text:style-name="P11">6) What were you looking to accomplish by using our product and what knowledge did you learn from using our product?</text:p>
      <text:p text:style-name="P11"/>
      <text:p text:style-name="P11"><draw:custom-shape text:anchor-type="paragraph" draw:z-index="31" draw:name="Shape3" draw:style-name="gr6" draw:text-style-name="P24" svg:width="6.8752in" svg:height="1.4795in" svg:x="0.0362in" svg:y="0.0772in"><text:p/><draw:enhanced-geometry svg:viewBox="0 0 21600 21600" draw:type="rectangle" draw:enhanced-path="M 0 0 L 21600 0 21600 21600 0 21600 0 0 Z N"/></draw:custom-shape></text:p>
      <text:p text:style-name="P1"><text:span text:style-name="T2"/></text:p>
      <text:p text:style-name="P1"><text:span text:style-name="T2"/></text:p>
      <text:p text:style-name="P1"><text:span text:style-name="T2"/></text:p>
      <text:p text:style-name="P1"/>
      <text:p text:style-name="P1"/>
      <text:p text:style-name="P1"/>
      <text:p text:style-name="P1"/>
      <text:p text:style-name="P1"/>
      <text:p text:style-name="P1"/>
      <text:p text:style-name="P13">7) What features did you use in our product?</text:p>
      <text:p text:style-name="P13"><draw:custom-shape text:anchor-type="paragraph" draw:z-index="32" draw:name="Shape3" draw:style-name="gr7" draw:text-style-name="P24" svg:width="6.8858in" svg:height="1.4795in" svg:x="0.0362in" svg:y="0.0772i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6">8) What did you like/dislike about those features.</text:p>
      <text:p text:style-name="P16"><draw:custom-shape text:anchor-type="paragraph" draw:z-index="33" draw:name="Shape3" draw:style-name="gr7" draw:text-style-name="P24" svg:width="6.8858in" svg:height="1.4795in" svg:x="0.0362in" svg:y="0.0772i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6"/>
      <text:p text:style-name="P16"/>
      <text:p text:style-name="P16"><text:soft-page-break/></text:p>
      <text:p text:style-name="P16"/>
      <text:p text:style-name="P16">9) <text:span text:style-name="T1">On a scale of 1 to 10, how much knowledge have you gained about music</text:span></text:p>
      <text:p text:style-name="P4">theory by using <text:span text:style-name="T8">our</text:span> musical programs (10 being you learned a lot, 1 being you</text:p>
      <text:p text:style-name="P4">learned nothing)?</text:p>
      <text:p text:style-name="P4"/>
      <text:p text:style-name="P4"><draw:line text:anchor-type="paragraph" draw:z-index="34" draw:name="Shape1" draw:style-name="gr1" draw:text-style-name="P22" svg:x1="1.4193in" svg:y1="0.178in" svg:x2="4.9736in" svg:y2="0.178in"><text:p/></draw:line><draw:line text:anchor-type="paragraph" draw:z-index="35" draw:name="Shape2" draw:style-name="gr1" draw:text-style-name="P22" svg:x1="2.2071in" svg:y1="0.011in" svg:x2="2.2071in" svg:y2="0.313in"><text:p/></draw:line><draw:line text:anchor-type="paragraph" draw:z-index="36" draw:name="Shape2" draw:style-name="gr1" draw:text-style-name="P22" svg:x1="1.8134in" svg:y1="0.011in" svg:x2="1.8134in" svg:y2="0.313in"><text:p/></draw:line><draw:line text:anchor-type="paragraph" draw:z-index="37" draw:name="Shape2" draw:style-name="gr1" draw:text-style-name="P22" svg:x1="1.4193in" svg:y1="0.011in" svg:x2="1.4193in" svg:y2="0.313in"><text:p/></draw:line><draw:line text:anchor-type="paragraph" draw:z-index="38" draw:name="Shape2" draw:style-name="gr1" draw:text-style-name="P22" svg:x1="2.6008in" svg:y1="0.011in" svg:x2="2.6008in" svg:y2="0.313in"><text:p/></draw:line><draw:line text:anchor-type="paragraph" draw:z-index="39" draw:name="Shape2" draw:style-name="gr1" draw:text-style-name="P22" svg:x1="2.9945in" svg:y1="0.011in" svg:x2="2.9945in" svg:y2="0.313in"><text:p/></draw:line><draw:line text:anchor-type="paragraph" draw:z-index="40" draw:name="Shape2" draw:style-name="gr1" draw:text-style-name="P22" svg:x1="3.3882in" svg:y1="0.011in" svg:x2="3.3882in" svg:y2="0.313in"><text:p/></draw:line><draw:line text:anchor-type="paragraph" draw:z-index="41" draw:name="Shape2" draw:style-name="gr1" draw:text-style-name="P22" svg:x1="3.7819in" svg:y1="0.011in" svg:x2="3.7819in" svg:y2="0.313in"><text:p/></draw:line><draw:line text:anchor-type="paragraph" draw:z-index="42" draw:name="Shape2" draw:style-name="gr1" draw:text-style-name="P22" svg:x1="4.1756in" svg:y1="0.011in" svg:x2="4.1756in" svg:y2="0.313in"><text:p/></draw:line><draw:line text:anchor-type="paragraph" draw:z-index="43" draw:name="Shape2" draw:style-name="gr1" draw:text-style-name="P22" svg:x1="4.5693in" svg:y1="0.011in" svg:x2="4.5693in" svg:y2="0.313in"><text:p/></draw:line><draw:line text:anchor-type="paragraph" draw:z-index="44" draw:name="Shape2" draw:style-name="gr1" draw:text-style-name="P22" svg:x1="4.9634in" svg:y1="0.011in" svg:x2="4.9634in" svg:y2="0.313in"><text:p/></draw:line></text:p>
      <text:p text:style-name="P4"/>
      <text:p text:style-name="P4"><text:tab/><text:tab/> <text:s text:c="8"/>1 <text:s text:c="7"/>2<text:tab/> <text:s text:c="4"/><text:span text:style-name="T7">3 <text:s text:c="6"/>4 <text:s text:c="6"/>5 <text:s text:c="7"/>6 <text:s text:c="6"/>7 <text:s text:c="7"/>8 <text:s text:c="6"/>9 <text:s text:c="6"/>10</text:span></text:p>
      <text:p text:style-name="P4"><text:tab/><text:tab/> <text:s text:c="9"/><text:span text:style-name="T2">Nothin</text:span><text:span text:style-name="T4">g <text:s text:c="17"/></text:span><text:span text:style-name="T2">A Little <text:s text:c="11"/>Something <text:s text:c="7"/>A Good Amount <text:s text:c="8"/>A Lot</text:span></text:p>
      <text:p text:style-name="P15"/>
      <text:p text:style-name="P16">10) Were there any features or designs in our product that didn’t make any sense to you? If so, what were those features or designs and why did they not make sense to you?</text:p>
      <text:p text:style-name="P16"><draw:custom-shape text:anchor-type="paragraph" draw:z-index="45" draw:name="Shape3" draw:style-name="gr8" draw:text-style-name="P24" svg:width="6.6358in" svg:height="1.4795in" svg:x="0.0362in" svg:y="0.0772in"><text:p/><draw:enhanced-geometry svg:viewBox="0 0 21600 21600" draw:type="rectangle" draw:enhanced-path="M 0 0 L 21600 0 21600 21600 0 21600 0 0 Z N"/></draw:custom-shape></text:p>
      <text:p text:style-name="P16"/>
      <text:p text:style-name="P16"/>
      <text:p text:style-name="P16"/>
      <text:p text:style-name="P16"/>
      <text:p text:style-name="P16"/>
      <text:p text:style-name="P16"/>
      <text:p text:style-name="P16"/>
      <text:p text:style-name="P16"/>
      <text:p text:style-name="P1"/>
      <text:p text:style-name="P1">1<text:span text:style-name="T8">1</text:span>) Did using <text:span text:style-name="T7">our</text:span> musical program inspire you to learn more about musical theory?</text:p>
      <text:p text:style-name="P1"/>
      <text:p text:style-name="P16"><draw:custom-shape text:anchor-type="paragraph" draw:z-index="46" draw:name="Shape4" draw:style-name="gr4" draw:text-style-name="P23" svg:width="0.2398in" svg:height="0.2398in" svg:x="0.4945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7" draw:name="Shape4" draw:style-name="gr4" draw:text-style-name="P23" svg:width="0.2398in" svg:height="0.2398in" svg:x="2.4634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48" draw:name="Shape4" draw:style-name="gr4" draw:text-style-name="P23" svg:width="0.2398in" svg:height="0.2398in" svg:x="4.4319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tab/><text:tab/></text:p>
      <text:p text:style-name="P1"/>
      <text:p text:style-name="P1"><text:tab/>N<text:span text:style-name="T8">o<text:tab/><text:tab/><text:tab/> <text:s text:c="5"/></text:span>Some What <text:tab/><text:tab/> <text:s/><text:tab/>Yes</text:p>
      <text:p text:style-name="P1"/>
      <text:p text:style-name="P16">12) In wha<text:span text:style-name="T9">t ways did you gain knowledge about music theory by using our product?</text:span></text:p>
      <text:p text:style-name="P16"><draw:custom-shape text:anchor-type="paragraph" draw:z-index="49" draw:name="Shape3" draw:style-name="gr9" draw:text-style-name="P24" svg:width="6.6358in" svg:height="3.8043in" svg:x="0.0362in" svg:y="0.0772in"><text:p/><draw:enhanced-geometry svg:viewBox="0 0 21600 21600" draw:type="rectangle" draw:enhanced-path="M 0 0 L 21600 0 21600 21600 0 21600 0 0 Z N"/></draw:custom-shape></text:p>
      <text:p text:style-name="P16"/>
      <text:p text:style-name="P16"/>
      <text:p text:style-name="P16"/>
      <text:p text:style-name="P16"/>
      <text:p text:style-name="P16"/>
      <text:p text:style-name="P16"/>
      <text:p text:style-name="P16"/>
      <text:p text:style-name="P16"/>
      <text:p text:style-name="P18"/>
      <text:p text:style-name="P18"/>
      <text:p text:style-name="P18"/>
      <text:p text:style-name="P18"/>
      <text:p text:style-name="P18"/>
      <text:p text:style-name="P18"/>
      <text:p text:style-name="P18"/>
      <text:p text:style-name="P18"/>
      <text:p text:style-name="P18"/>
      <text:p text:style-name="P18"><text:soft-page-break/>13) <text:span text:style-name="T11">What other features would you like to see in our product that would be beneficial towards learning about music theory</text:span>?</text:p>
      <text:p text:style-name="P18"><draw:custom-shape text:anchor-type="paragraph" draw:z-index="50" draw:name="Shape3" draw:style-name="gr10" draw:text-style-name="P24" svg:width="6.6358in" svg:height="4.0051in" svg:x="0.0362in" svg:y="0.0772in"><text:p/><draw:enhanced-geometry svg:viewBox="0 0 21600 21600" draw:type="rectangle" draw:enhanced-path="M 0 0 L 21600 0 21600 21600 0 21600 0 0 Z N"/></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14) How can we modify our program (if possible) to fit the needs of providing better results in teaching people about music theory?</text:p>
      <text:p text:style-name="P18"><draw:custom-shape text:anchor-type="paragraph" draw:z-index="51" draw:name="Shape3" draw:style-name="gr11" draw:text-style-name="P24" svg:width="6.6358in" svg:height="4.2398in" svg:x="0.0362in" svg:y="0.0445in"><text:p/><draw:enhanced-geometry svg:viewBox="0 0 21600 21600" draw:mirror-horizontal="false" draw:mirror-vertical="false" draw:type="rectangle" draw:enhanced-path="M 0 0 L 21600 0 21600 21600 0 21600 0 0 Z N"/></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15) Any other critiques, criticisms, or concerns you would like to share with us pertaining to our product?</text:p>
      <text:p text:style-name="P18"><draw:custom-shape text:anchor-type="paragraph" draw:z-index="52" draw:name="Shape3" draw:style-name="gr12" draw:text-style-name="P24" svg:width="6.6358in" svg:height="8.8933in" svg:x="0.0362in" svg:y="0.1165in"><text:p/><draw:enhanced-geometry svg:viewBox="0 0 21600 21600" draw:mirror-horizontal="false" draw:mirror-vertical="false" draw:type="rectangle" draw:enhanced-path="M 0 0 L 21600 0 21600 21600 0 21600 0 0 Z N"/></draw:custom-shap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User Study 2:</text:p>
      <text:p text:style-name="P20"/>
      <text:p text:style-name="P8">Questions 1 through 5 meant to be answered before testing <text:span text:style-name="T6">our product</text:span>:</text:p>
      <text:p text:style-name="P8"/>
      <text:p text:style-name="P5">1) On a scale of 1 to 10, how comfortable are you with music theory (10 being</text:p>
      <text:p text:style-name="P5">strongly comfortable, 1 being uncomfortable)?</text:p>
      <text:p text:style-name="P5"><draw:line text:anchor-type="paragraph" draw:z-index="53" draw:name="Shape1" draw:style-name="gr1" draw:text-style-name="P22" svg:x1="1.4193in" svg:y1="0.178in" svg:x2="4.9736in" svg:y2="0.178in"><text:p/></draw:line><draw:line text:anchor-type="paragraph" draw:z-index="54" draw:name="Shape2" draw:style-name="gr1" draw:text-style-name="P22" svg:x1="4.9634in" svg:y1="0.011in" svg:x2="4.9634in" svg:y2="0.313in"><text:p/></draw:line><draw:line text:anchor-type="paragraph" draw:z-index="55" draw:name="Shape2" draw:style-name="gr1" draw:text-style-name="P22" svg:x1="4.5693in" svg:y1="0.011in" svg:x2="4.5693in" svg:y2="0.313in"><text:p/></draw:line><draw:line text:anchor-type="paragraph" draw:z-index="56" draw:name="Shape2" draw:style-name="gr1" draw:text-style-name="P22" svg:x1="4.1756in" svg:y1="0.011in" svg:x2="4.1756in" svg:y2="0.313in"><text:p/></draw:line><draw:line text:anchor-type="paragraph" draw:z-index="57" draw:name="Shape2" draw:style-name="gr1" draw:text-style-name="P22" svg:x1="3.7819in" svg:y1="0.011in" svg:x2="3.7819in" svg:y2="0.313in"><text:p/></draw:line><draw:line text:anchor-type="paragraph" draw:z-index="58" draw:name="Shape2" draw:style-name="gr1" draw:text-style-name="P22" svg:x1="3.3882in" svg:y1="0.011in" svg:x2="3.3882in" svg:y2="0.313in"><text:p/></draw:line><draw:line text:anchor-type="paragraph" draw:z-index="59" draw:name="Shape2" draw:style-name="gr1" draw:text-style-name="P22" svg:x1="2.9945in" svg:y1="0.011in" svg:x2="2.9945in" svg:y2="0.313in"><text:p/></draw:line><draw:line text:anchor-type="paragraph" draw:z-index="60" draw:name="Shape2" draw:style-name="gr1" draw:text-style-name="P22" svg:x1="2.6008in" svg:y1="0.011in" svg:x2="2.6008in" svg:y2="0.313in"><text:p/></draw:line><draw:line text:anchor-type="paragraph" draw:z-index="61" draw:name="Shape2" draw:style-name="gr1" draw:text-style-name="P22" svg:x1="2.2071in" svg:y1="0.011in" svg:x2="2.2071in" svg:y2="0.313in"><text:p/></draw:line><draw:line text:anchor-type="paragraph" draw:z-index="62" draw:name="Shape2" draw:style-name="gr1" draw:text-style-name="P22" svg:x1="1.8134in" svg:y1="0.011in" svg:x2="1.8134in" svg:y2="0.313in"><text:p/></draw:line><draw:line text:anchor-type="paragraph" draw:z-index="63" draw:name="Shape2" draw:style-name="gr1" draw:text-style-name="P22" svg:x1="1.4193in" svg:y1="0.011in" svg:x2="1.4193in" svg:y2="0.313in"><text:p/></draw:line><draw:line text:anchor-type="paragraph" draw:z-index="64" draw:name="Shape2" draw:style-name="gr1" draw:text-style-name="P22" svg:x1="4.9634in" svg:y1="0.011in" svg:x2="4.9634in" svg:y2="0.313in"><text:p/></draw:line><draw:line text:anchor-type="paragraph" draw:z-index="65" draw:name="Shape2" draw:style-name="gr1" draw:text-style-name="P22" svg:x1="4.9634in" svg:y1="0.011in" svg:x2="4.9634in" svg:y2="0.313in"><text:p/></draw:line></text:p>
      <text:p text:style-name="P5"><text:tab/><text:tab/></text:p>
      <text:p text:style-name="P5"><text:s text:c="33"/>1 <text:s text:c="6"/>2<text:tab/> <text:s text:c="3"/>3 <text:s text:c="7"/>4 <text:s text:c="6"/>5 <text:s text:c="7"/>6 <text:s text:c="6"/>7 <text:s text:c="7"/>8 <text:s text:c="6"/>9 <text:s text:c="6"/>10</text:p>
      <text:p text:style-name="P5"><text:tab/> <text:s text:c="11"/><text:span text:style-name="T2"><text:s text:c="3"/>Very Uncomfortable <text:s text:c="2"/>Uncomfortabl</text:span><text:span text:style-name="T3">e <text:s text:c="9"/></text:span><text:span text:style-name="T2">Neutra</text:span><text:span text:style-name="T3">l <text:s text:c="11"/></text:span><text:span text:style-name="T2">Comfortabl</text:span><text:span text:style-name="T3">e <text:s text:c="5"/></text:span><text:span text:style-name="T2">Very Comfortable</text:span></text:p>
      <text:p text:style-name="P5"><text:span text:style-name="T2"><text:tab/><text:tab/> <text:s text:c="7"/></text:span><text:span text:style-name="T3">(No knowledge) (Willing to learn) (Some knowledge) (knowledgeable) (Knows music theory)</text:span></text:p>
      <text:p text:style-name="P5"/>
      <text:p text:style-name="P5"><text:span text:style-name="T6">2</text:span>) Have you ever worked with a music program before?</text:p>
      <text:p text:style-name="P5"><draw:custom-shape text:anchor-type="paragraph" draw:z-index="66" draw:name="Shape4" draw:style-name="gr4" draw:text-style-name="P23" svg:width="0.2398in" svg:height="0.2398in" svg:x="0.4945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8" draw:name="Shape4" draw:style-name="gr4" draw:text-style-name="P23" svg:width="0.2398in" svg:height="0.2398in" svg:x="1.6756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69" draw:name="Shape4" draw:style-name="gr4" draw:text-style-name="P23" svg:width="0.2398in" svg:height="0.2398in" svg:x="3.2508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70" draw:name="Shape4" draw:style-name="gr4" draw:text-style-name="P23" svg:width="0.2398in" svg:height="0.2398in" svg:x="4.4319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tab/></text:p>
      <text:p text:style-name="P5"><text:tab/></text:p>
      <text:p text:style-name="P5"><text:tab/>No<text:tab/><text:tab/>Interested<text:tab/><text:tab/>Attempted<text:tab/><text:tab/>Yes</text:p>
      <text:p text:style-name="P5"/>
      <text:p text:style-name="P5">If so, which musical program (or programs) have you worked with <text:span text:style-name="T7">and how often have you used those musical programs (once, often, daily, weekly, etc)</text:span>? <text:span text:style-name="T10">If not, what is your knowledge about musical programs?</text:span></text:p>
      <text:p text:style-name="P5"><draw:custom-shape text:anchor-type="paragraph" draw:z-index="67" draw:name="Shape3" draw:style-name="gr3" draw:text-style-name="P24" svg:width="6.8543in" svg:height="1.4795in" svg:x="0.0362in" svg:y="0.0772in"><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5"/>
      <text:p text:style-name="P6"/>
      <text:p text:style-name="P6"><text:span text:style-name="T7">3</text:span>) <text:span text:style-name="T10">If you have used a musical program before: W</text:span>hat feature (or features) did you use in the musical program <text:span text:style-name="T10">and what did you like/dislike about those features</text:span>?</text:p>
      <text:p text:style-name="P6"><text:span text:style-name="T10">If you have not used a musical program before: What features would you see being in a musical program? </text:span></text:p>
      <text:p text:style-name="P5"><draw:custom-shape text:anchor-type="paragraph" draw:z-index="71" draw:name="Shape3" draw:style-name="gr13" draw:text-style-name="P24" svg:width="6.8441in" svg:height="2.9476in" svg:x="-0.0575in" svg:y="0.1709in"><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text:span text:style-name="T7">4</text:span>) What <text:span text:style-name="T10">comes to mind when you hear the word “music theory”(Define music theory in your own words)</text:span>?</text:p>
      <text:p text:style-name="P5"><draw:custom-shape text:anchor-type="paragraph" draw:z-index="72" draw:name="Shape3" draw:style-name="gr14" draw:text-style-name="P24" svg:width="6.8752in" svg:height="2.6941in" svg:x="0.0362in" svg:y="0.0772in"><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7">5</text:span>) On a scale of 1 to 10, how much knowledge have you gained about music</text:p>
      <text:p text:style-name="P5">theory by using these musical programs (10 being you learned a lot, 1 being you</text:p>
      <text:p text:style-name="P5">learned nothing)?</text:p>
      <text:p text:style-name="P5"/>
      <text:p text:style-name="P5"><draw:line text:anchor-type="paragraph" draw:z-index="73" draw:name="Shape1" draw:style-name="gr1" draw:text-style-name="P22" svg:x1="1.4193in" svg:y1="0.178in" svg:x2="4.9736in" svg:y2="0.178in"><text:p/></draw:line><draw:line text:anchor-type="paragraph" draw:z-index="74" draw:name="Shape2" draw:style-name="gr1" draw:text-style-name="P22" svg:x1="2.2071in" svg:y1="0.011in" svg:x2="2.2071in" svg:y2="0.313in"><text:p/></draw:line><draw:line text:anchor-type="paragraph" draw:z-index="75" draw:name="Shape2" draw:style-name="gr1" draw:text-style-name="P22" svg:x1="1.8134in" svg:y1="0.011in" svg:x2="1.8134in" svg:y2="0.313in"><text:p/></draw:line><draw:line text:anchor-type="paragraph" draw:z-index="76" draw:name="Shape2" draw:style-name="gr1" draw:text-style-name="P22" svg:x1="1.4193in" svg:y1="0.011in" svg:x2="1.4193in" svg:y2="0.313in"><text:p/></draw:line><draw:line text:anchor-type="paragraph" draw:z-index="77" draw:name="Shape2" draw:style-name="gr1" draw:text-style-name="P22" svg:x1="2.6008in" svg:y1="0.011in" svg:x2="2.6008in" svg:y2="0.313in"><text:p/></draw:line><draw:line text:anchor-type="paragraph" draw:z-index="78" draw:name="Shape2" draw:style-name="gr1" draw:text-style-name="P22" svg:x1="2.9945in" svg:y1="0.011in" svg:x2="2.9945in" svg:y2="0.313in"><text:p/></draw:line><draw:line text:anchor-type="paragraph" draw:z-index="79" draw:name="Shape2" draw:style-name="gr1" draw:text-style-name="P22" svg:x1="3.3882in" svg:y1="0.011in" svg:x2="3.3882in" svg:y2="0.313in"><text:p/></draw:line><draw:line text:anchor-type="paragraph" draw:z-index="80" draw:name="Shape2" draw:style-name="gr1" draw:text-style-name="P22" svg:x1="3.7819in" svg:y1="0.011in" svg:x2="3.7819in" svg:y2="0.313in"><text:p/></draw:line><draw:line text:anchor-type="paragraph" draw:z-index="81" draw:name="Shape2" draw:style-name="gr1" draw:text-style-name="P22" svg:x1="4.1756in" svg:y1="0.011in" svg:x2="4.1756in" svg:y2="0.313in"><text:p/></draw:line><draw:line text:anchor-type="paragraph" draw:z-index="82" draw:name="Shape2" draw:style-name="gr1" draw:text-style-name="P22" svg:x1="4.5693in" svg:y1="0.011in" svg:x2="4.5693in" svg:y2="0.313in"><text:p/></draw:line><draw:line text:anchor-type="paragraph" draw:z-index="83" draw:name="Shape2" draw:style-name="gr1" draw:text-style-name="P22" svg:x1="4.9634in" svg:y1="0.011in" svg:x2="4.9634in" svg:y2="0.313in"><text:p/></draw:line></text:p>
      <text:p text:style-name="P5"/>
      <text:p text:style-name="P5"><text:tab/><text:tab/> <text:s text:c="8"/>1 <text:s text:c="7"/>2<text:tab/> <text:s text:c="4"/><text:span text:style-name="T7">3 <text:s text:c="6"/>4 <text:s text:c="6"/>5 <text:s text:c="7"/>6 <text:s text:c="6"/>7 <text:s text:c="7"/>8 <text:s text:c="6"/>9 <text:s text:c="6"/>10</text:span></text:p>
      <text:p text:style-name="P5"><text:tab/><text:tab/> <text:s text:c="9"/><text:span text:style-name="T2">Nothin</text:span><text:span text:style-name="T4">g <text:s text:c="17"/></text:span><text:span text:style-name="T2">A Little <text:s text:c="11"/>Something <text:s text:c="7"/>A Good Amount <text:s text:c="8"/>A Lot</text:span></text:p>
      <text:p text:style-name="P5"><text:span text:style-name="T2"/></text:p>
      <text:p text:style-name="P5"><text:span text:style-name="T2"/></text:p>
      <text:p text:style-name="P10">Questions <text:span text:style-name="T7">6</text:span> through <text:span text:style-name="T7">15 </text:span>meant to be answered <text:span text:style-name="T7">after</text:span> testing <text:span text:style-name="T6">our product</text:span>:</text:p>
      <text:p text:style-name="P12"/>
      <text:p text:style-name="P12">6) What were you looking to accomplish by using our product and what knowledge did you learn from using our product?</text:p>
      <text:p text:style-name="P12"><draw:custom-shape text:anchor-type="paragraph" draw:z-index="84" draw:name="Shape3" draw:style-name="gr15" draw:text-style-name="P24" svg:width="6.8752in" svg:height="2.8071in" svg:x="0.0154in" svg:y="0.0752in"><text:p/><draw:enhanced-geometry svg:viewBox="0 0 21600 21600" draw:mirror-horizontal="false" draw:mirror-vertical="false" draw:type="rectangle" draw:enhanced-path="M 0 0 L 21600 0 21600 21600 0 21600 0 0 Z N"/></draw:custom-shape></text:p>
      <text:p text:style-name="P12"/>
      <text:p text:style-name="P5"><text:span text:style-name="T2"/></text:p>
      <text:p text:style-name="P5"><text:span text:style-name="T2"/></text:p>
      <text:p text:style-name="P5"><text:span text:style-name="T2"/></text:p>
      <text:p text:style-name="P5"/>
      <text:p text:style-name="P5"/>
      <text:p text:style-name="P5"/>
      <text:p text:style-name="P5"/>
      <text:p text:style-name="P5"/>
      <text:p text:style-name="P5"/>
      <text:p text:style-name="P14"/>
      <text:p text:style-name="P14"/>
      <text:p text:style-name="P14"/>
      <text:p text:style-name="P14"/>
      <text:p text:style-name="P14"/>
      <text:p text:style-name="P14"/>
      <text:p text:style-name="P14"><text:soft-page-break/></text:p>
      <text:p text:style-name="P14"/>
      <text:p text:style-name="P14">7) What features did you use in our product?</text:p>
      <text:p text:style-name="P14"><draw:custom-shape text:anchor-type="paragraph" draw:z-index="85" draw:name="Shape3" draw:style-name="gr7" draw:text-style-name="P24" svg:width="6.8858in" svg:height="1.4795in" svg:x="0.0362in" svg:y="0.0772in"><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5"/>
      <text:p text:style-name="P17">8) What did you like/dislike about those features.</text:p>
      <text:p text:style-name="P17"><draw:custom-shape text:anchor-type="paragraph" draw:z-index="86" draw:name="Shape3" draw:style-name="gr16" draw:text-style-name="P24" svg:width="6.8858in" svg:height="2.4488in" svg:x="0.0362in" svg:y="0.0772in"><text:p/><draw:enhanced-geometry svg:viewBox="0 0 21600 21600" draw:type="rectangle" draw:enhanced-path="M 0 0 L 21600 0 21600 21600 0 21600 0 0 Z N"/></draw:custom-shape></text:p>
      <text:p text:style-name="P5"/>
      <text:p text:style-name="P5"/>
      <text:p text:style-name="P5"/>
      <text:p text:style-name="P5"/>
      <text:p text:style-name="P5"/>
      <text:p text:style-name="P5"/>
      <text:p text:style-name="P5"/>
      <text:p text:style-name="P5"/>
      <text:p text:style-name="P17"/>
      <text:p text:style-name="P17"/>
      <text:p text:style-name="P17"/>
      <text:p text:style-name="P17"/>
      <text:p text:style-name="P17"/>
      <text:p text:style-name="P17">9) <text:span text:style-name="T1">On a scale of 1 to 10, how much knowledge have you gained about music</text:span></text:p>
      <text:p text:style-name="P5">theory by using <text:span text:style-name="T8">our</text:span> musical programs (10 being you learned a lot, 1 being you</text:p>
      <text:p text:style-name="P5">learned nothing)?</text:p>
      <text:p text:style-name="P5"/>
      <text:p text:style-name="P5"><draw:line text:anchor-type="paragraph" draw:z-index="87" draw:name="Shape1" draw:style-name="gr1" draw:text-style-name="P22" svg:x1="1.4193in" svg:y1="0.178in" svg:x2="4.9736in" svg:y2="0.178in"><text:p/></draw:line><draw:line text:anchor-type="paragraph" draw:z-index="88" draw:name="Shape2" draw:style-name="gr1" draw:text-style-name="P22" svg:x1="2.2071in" svg:y1="0.011in" svg:x2="2.2071in" svg:y2="0.313in"><text:p/></draw:line><draw:line text:anchor-type="paragraph" draw:z-index="89" draw:name="Shape2" draw:style-name="gr1" draw:text-style-name="P22" svg:x1="1.8134in" svg:y1="0.011in" svg:x2="1.8134in" svg:y2="0.313in"><text:p/></draw:line><draw:line text:anchor-type="paragraph" draw:z-index="90" draw:name="Shape2" draw:style-name="gr1" draw:text-style-name="P22" svg:x1="1.4193in" svg:y1="0.011in" svg:x2="1.4193in" svg:y2="0.313in"><text:p/></draw:line><draw:line text:anchor-type="paragraph" draw:z-index="91" draw:name="Shape2" draw:style-name="gr1" draw:text-style-name="P22" svg:x1="2.6008in" svg:y1="0.011in" svg:x2="2.6008in" svg:y2="0.313in"><text:p/></draw:line><draw:line text:anchor-type="paragraph" draw:z-index="92" draw:name="Shape2" draw:style-name="gr1" draw:text-style-name="P22" svg:x1="2.9945in" svg:y1="0.011in" svg:x2="2.9945in" svg:y2="0.313in"><text:p/></draw:line><draw:line text:anchor-type="paragraph" draw:z-index="93" draw:name="Shape2" draw:style-name="gr1" draw:text-style-name="P22" svg:x1="3.3882in" svg:y1="0.011in" svg:x2="3.3882in" svg:y2="0.313in"><text:p/></draw:line><draw:line text:anchor-type="paragraph" draw:z-index="94" draw:name="Shape2" draw:style-name="gr1" draw:text-style-name="P22" svg:x1="3.7819in" svg:y1="0.011in" svg:x2="3.7819in" svg:y2="0.313in"><text:p/></draw:line><draw:line text:anchor-type="paragraph" draw:z-index="95" draw:name="Shape2" draw:style-name="gr1" draw:text-style-name="P22" svg:x1="4.1756in" svg:y1="0.011in" svg:x2="4.1756in" svg:y2="0.313in"><text:p/></draw:line><draw:line text:anchor-type="paragraph" draw:z-index="96" draw:name="Shape2" draw:style-name="gr1" draw:text-style-name="P22" svg:x1="4.5693in" svg:y1="0.011in" svg:x2="4.5693in" svg:y2="0.313in"><text:p/></draw:line><draw:line text:anchor-type="paragraph" draw:z-index="97" draw:name="Shape2" draw:style-name="gr1" draw:text-style-name="P22" svg:x1="4.9634in" svg:y1="0.011in" svg:x2="4.9634in" svg:y2="0.313in"><text:p/></draw:line></text:p>
      <text:p text:style-name="P5"/>
      <text:p text:style-name="P5"><text:tab/><text:tab/> <text:s text:c="8"/>1 <text:s text:c="7"/>2<text:tab/> <text:s text:c="4"/><text:span text:style-name="T7">3 <text:s text:c="6"/>4 <text:s text:c="6"/>5 <text:s text:c="7"/>6 <text:s text:c="6"/>7 <text:s text:c="7"/>8 <text:s text:c="6"/>9 <text:s text:c="6"/>10</text:span></text:p>
      <text:p text:style-name="P5"><text:tab/><text:tab/> <text:s text:c="9"/><text:span text:style-name="T2">Nothin</text:span><text:span text:style-name="T4">g <text:s text:c="17"/></text:span><text:span text:style-name="T2">A Little <text:s text:c="11"/>Something <text:s text:c="7"/>A Good Amount <text:s text:c="8"/>A Lot</text:span></text:p>
      <text:p text:style-name="P17"/>
      <text:p text:style-name="P17">10) Were there any features or designs in our product that didn’t make any sense to you? If so, what were those features or designs and why did they not make sense to you?</text:p>
      <text:p text:style-name="P17"><draw:custom-shape text:anchor-type="paragraph" draw:z-index="98" draw:name="Shape3" draw:style-name="gr17" draw:text-style-name="P24" svg:width="6.6358in" svg:height="2.4386in" svg:x="0.0362in" svg:y="0.0772in"><text:p/><draw:enhanced-geometry svg:viewBox="0 0 21600 21600" draw:type="rectangle" draw:enhanced-path="M 0 0 L 21600 0 21600 21600 0 21600 0 0 Z N"/></draw:custom-shape></text:p>
      <text:p text:style-name="P17"/>
      <text:p text:style-name="P17"/>
      <text:p text:style-name="P17"/>
      <text:p text:style-name="P17"/>
      <text:p text:style-name="P17"/>
      <text:p text:style-name="P17"/>
      <text:p text:style-name="P17"/>
      <text:p text:style-name="P17"/>
      <text:p text:style-name="P5"/>
      <text:p text:style-name="P5"/>
      <text:p text:style-name="P5"><text:soft-page-break/></text:p>
      <text:p text:style-name="P5"/>
      <text:p text:style-name="P5">1<text:span text:style-name="T8">1</text:span>) Did using <text:span text:style-name="T7">our</text:span> musical program inspire you to learn more about musical theory?</text:p>
      <text:p text:style-name="P5"/>
      <text:p text:style-name="P17"><draw:custom-shape text:anchor-type="paragraph" draw:z-index="99" draw:name="Shape4" draw:style-name="gr4" draw:text-style-name="P23" svg:width="0.2398in" svg:height="0.2398in" svg:x="0.4945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00" draw:name="Shape4" draw:style-name="gr4" draw:text-style-name="P23" svg:width="0.2398in" svg:height="0.2398in" svg:x="2.4634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01" draw:name="Shape4" draw:style-name="gr4" draw:text-style-name="P23" svg:width="0.2398in" svg:height="0.2398in" svg:x="4.4319in" svg:y="0.04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tab/><text:tab/></text:p>
      <text:p text:style-name="P5"/>
      <text:p text:style-name="P5"><text:tab/>N<text:span text:style-name="T8">o<text:tab/><text:tab/><text:tab/> <text:s text:c="5"/></text:span>Some What <text:tab/><text:tab/> <text:s/><text:tab/>Yes</text:p>
      <text:p text:style-name="P5"/>
      <text:p text:style-name="P17">12) In wha<text:span text:style-name="T9">t ways did you gain knowledge about music theory by using our product?</text:span></text:p>
      <text:p text:style-name="P17"><draw:custom-shape text:anchor-type="paragraph" draw:z-index="102" draw:name="Shape3" draw:style-name="gr18" draw:text-style-name="P24" svg:width="6.6358in" svg:height="2.6642in" svg:x="0.0362in" svg:y="0.0772in"><text:p/><draw:enhanced-geometry svg:viewBox="0 0 21600 21600" draw:type="rectangle" draw:enhanced-path="M 0 0 L 21600 0 21600 21600 0 21600 0 0 Z N"/></draw:custom-shape></text:p>
      <text:p text:style-name="P17"/>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13) In what ways was our program beneficial to you and how can our program be beneficial to others (knowledge, experience, interests, etc)?</text:p>
      <text:p text:style-name="P19"><draw:custom-shape text:anchor-type="paragraph" draw:z-index="103" draw:name="Shape3" draw:style-name="gr19" draw:text-style-name="P24" svg:width="6.6358in" svg:height="4.6248in" svg:x="0.0362in" svg:y="0.0772in"><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T12">1</text:span>4) How can we modify our program (if possible) to fit the needs of providing better results in teaching people about music theory?</text:p>
      <text:p text:style-name="P19"><draw:custom-shape text:anchor-type="paragraph" draw:z-index="104" draw:name="Shape3" draw:style-name="gr20" draw:text-style-name="P24" svg:width="6.6358in" svg:height="2.713in" svg:x="0.0362in" svg:y="0.161in"><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15) Any other critiques, criticisms, or concerns you would like to share with us pertaining to our product?</text:p>
      <text:p text:style-name="P19"><draw:custom-shape text:anchor-type="paragraph" draw:z-index="105" draw:name="Shape3" draw:style-name="gr21" draw:text-style-name="P24" svg:width="6.6358in" svg:height="5.2425in" svg:x="0.0362in" svg:y="0.0772in"><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Plan for contacting research subjects:</text:p>
      <text:p text:style-name="P19"/>
      <text:p text:style-name="P21">We will be be contacting our research subjects by asking if they would like to volunteer there time to test out our prototype. We will be asking students on campus will to volunteer their time for this project. For the first User Study, we will try to stick with feedback from students majoring in music or have knowledge of music theory, so we can better our prototype towards the standards of students who have knowledge of music theory and apply their feedback towards our final product. For our second User Study, we will focus on students who don’t have much knowledge or would like to learn more about music theory. This way, we will be able to see if our functional product is capable of teaching the user <text:span text:style-name="T13">about music theory, while integrating their own music into our music editor. We will come up with a time a date to have our research subjects test our prototype and our final product out.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10:41.208450340</meta:creation-date>
    <dc:date>2016-11-03T16:44:02.180688015</dc:date>
    <meta:editing-duration>PT15M12S</meta:editing-duration>
    <meta:editing-cycles>4</meta:editing-cycles>
    <meta:generator>LibreOffice/5.1.4.2$Linux_X86_64 LibreOffice_project/10m0$Build-2</meta:generator>
    <meta:document-statistic meta:table-count="0" meta:image-count="0" meta:object-count="0" meta:page-count="11" meta:paragraph-count="80" meta:word-count="1045" meta:character-count="6494" meta:non-whitespace-character-count="4701"/>
  </office:meta>
</office:document-meta>
</file>